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ique los títulos separando la sección con | y agregue meta content y meta keywords a cada una de las pagin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1" meta:character-count="113" meta:non-whitespace-character-count="93"/>
    <meta:generator>LibreOfficeDev/6.0.5.2$Linux_X86_64 LibreOffice_project/</meta:generator>
  </office:meta>
</office:document-meta>
</file>